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29])" office:value-type="float" office:value="139.5" calcext:value-type="float">
            <text:p>139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5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7])" office:value-type="float" office:value="6" calcext:value-type="float">
            <text:p>6</text:p>
          </table:table-cell>
          <table:table-cell/>
          <table:table-cell table:style-name="ce4" table:formula="of:=SUM([.C$131:.C$1000])" office:value-type="float" office:value="57.25" calcext:value-type="float">
            <text:p>57,3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:.C$12])" office:value-type="float" office:value="6" calcext:value-type="float" table:number-columns-spanned="1" table:number-rows-spanned="4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SUM([.C$3:.C$1000])" office:value-type="float" office:value="196.75" calcext:value-type="float">
            <text:p>196,8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AVERAGE([.E$3:.E$1000])" office:value-type="float" office:value="3.64351851851852" calcext:value-type="float">
            <text:p>3,6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4:.C$15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7:.C$20])" office:value-type="float" office:value="7" calcext:value-type="float" table:number-columns-spanned="1" table:number-rows-spanned="4">
            <text:p>7</text:p>
          </table:table-cell>
          <table:table-cell/>
          <table:table-cell table:style-name="ce11" table:formula="of:=COUNTIF([.D$3:.D$1000];&quot;Análisis/diseño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Desarrollo&quot;)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2:.C$23])" office:value-type="float" office:value="3" calcext:value-type="float" table:number-columns-spanned="1" table:number-rows-spanned="2">
            <text:p>3</text:p>
          </table:table-cell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Arreglo/corrección&quot;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5:.C$2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0:.C$36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8:.C$40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2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4:.C$46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48:.C$49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3:.C$56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0:.C$61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3:.C$6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6:.C$69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1:.C$75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7:.C$79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1:.C$84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6:.C$87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9:.C$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8:.C$100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2:.C$103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7:.C$109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1:.C$11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4:.C$11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7:.C$119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1:.C$122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4:.C$129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3:.C$13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38:.C$13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1:.C$14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4:.C$146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48:.C$149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1:.C$15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4:.C$15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7:.C$158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0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2:.C$166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68:.C$169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3:.C$174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78:.C$179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1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3:.C$18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6:.C$18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 table:number-rows-repeated="104838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7T13:32:44.671000000</dc:date>
    <meta:editing-duration>PT12H31M38S</meta:editing-duration>
    <meta:editing-cycles>109</meta:editing-cycles>
    <meta:generator>LibreOffice/7.4.3.2$Windows_X86_64 LibreOffice_project/1048a8393ae2eeec98dff31b5c133c5f1d08b890</meta:generator>
    <meta:document-statistic meta:table-count="1" meta:cell-count="531" meta:object-count="0"/>
  </office:meta>
</office:document-meta>
</file>